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(of GDP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2/countries/tuvalu" xlink:type="simple">Tuvalu</text:a></text:p>
          </table:table-cell>
          <table:table-cell office:value-type="string" calcext:value-type="string">
            <text:p>106.70</text:p>
          </table:table-cell>
          <table:table-cell table:formula="of:=[.B2]" office:value-type="string" office:string-value="106.70" calcext:value-type="string">
            <text:p>10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uru" xlink:type="simple">Nauru</text:a></text:p>
          </table:table-cell>
          <table:table-cell office:value-type="string" calcext:value-type="string">
            <text:p>90.30</text:p>
          </table:table-cell>
          <table:table-cell table:formula="of:=[.B3]" office:value-type="string" office:string-value="90.30" calcext:value-type="string">
            <text:p>9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nland" xlink:type="simple">Greenland</text:a></text:p>
          </table:table-cell>
          <table:table-cell office:value-type="string" calcext:value-type="string">
            <text:p>77.40</text:p>
          </table:table-cell>
          <table:table-cell table:formula="of:=[.B4]" office:value-type="string" office:string-value="77.40" calcext:value-type="string">
            <text:p>77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iribati" xlink:type="simple">Kiribati</text:a></text:p>
          </table:table-cell>
          <table:table-cell office:value-type="string" calcext:value-type="string">
            <text:p>76.80</text:p>
          </table:table-cell>
          <table:table-cell table:formula="of:=[.B5]" office:value-type="string" office:string-value="76.80" calcext:value-type="string">
            <text:p>76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dorra" xlink:type="simple">Andorra</text:a></text:p>
          </table:table-cell>
          <table:table-cell office:value-type="string" calcext:value-type="string">
            <text:p>69.00</text:p>
          </table:table-cell>
          <table:table-cell table:formula="of:=[.B6]" office:value-type="string" office:string-value="69.00" calcext:value-type="string">
            <text:p>6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lau" xlink:type="simple">Palau</text:a></text:p>
          </table:table-cell>
          <table:table-cell office:value-type="string" calcext:value-type="string">
            <text:p>66.10</text:p>
          </table:table-cell>
          <table:table-cell table:formula="of:=[.B7]" office:value-type="string" office:string-value="66.10" calcext:value-type="string">
            <text:p>6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icronesia-federated-states-of" xlink:type="simple">Micronesia, Federated States of</text:a></text:p>
          </table:table-cell>
          <table:table-cell office:value-type="string" calcext:value-type="string">
            <text:p>65.20</text:p>
          </table:table-cell>
          <table:table-cell table:formula="of:=[.B8]" office:value-type="string" office:string-value="65.20" calcext:value-type="string">
            <text:p>6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uba" xlink:type="simple">Cuba</text:a></text:p>
          </table:table-cell>
          <table:table-cell office:value-type="string" calcext:value-type="string">
            <text:p>58.10</text:p>
          </table:table-cell>
          <table:table-cell table:formula="of:=[.B9]" office:value-type="string" office:string-value="58.10" calcext:value-type="string">
            <text:p>58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way" xlink:type="simple">Norway</text:a></text:p>
          </table:table-cell>
          <table:table-cell office:value-type="string" calcext:value-type="string">
            <text:p>54.40</text:p>
          </table:table-cell>
          <table:table-cell table:formula="of:=[.B10]" office:value-type="string" office:string-value="54.40" calcext:value-type="string">
            <text:p>5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rance" xlink:type="simple">France</text:a></text:p>
          </table:table-cell>
          <table:table-cell office:value-type="string" calcext:value-type="string">
            <text:p>53.80</text:p>
          </table:table-cell>
          <table:table-cell table:formula="of:=[.B11]" office:value-type="string" office:string-value="53.80" calcext:value-type="string">
            <text:p>5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nland" xlink:type="simple">Finland</text:a></text:p>
          </table:table-cell>
          <table:table-cell office:value-type="string" calcext:value-type="string">
            <text:p>53.10</text:p>
          </table:table-cell>
          <table:table-cell table:formula="of:=[.B12]" office:value-type="string" office:string-value="53.10" calcext:value-type="string">
            <text:p>5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enmark" xlink:type="simple">Denmark</text:a></text:p>
          </table:table-cell>
          <table:table-cell office:value-type="string" calcext:value-type="string">
            <text:p>53.00</text:p>
          </table:table-cell>
          <table:table-cell table:formula="of:=[.B13]" office:value-type="string" office:string-value="53.00" calcext:value-type="string">
            <text:p>5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rshall-islands" xlink:type="simple">Marshall Islands</text:a></text:p>
          </table:table-cell>
          <table:table-cell office:value-type="string" calcext:value-type="string">
            <text:p>52.60</text:p>
          </table:table-cell>
          <table:table-cell table:formula="of:=[.B14]" office:value-type="string" office:string-value="52.60" calcext:value-type="string">
            <text:p>5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bya" xlink:type="simple">Libya</text:a></text:p>
          </table:table-cell>
          <table:table-cell office:value-type="string" calcext:value-type="string">
            <text:p>51.60</text:p>
          </table:table-cell>
          <table:table-cell table:formula="of:=[.B15]" office:value-type="string" office:string-value="51.60" calcext:value-type="string">
            <text:p>5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gium" xlink:type="simple">Belgium</text:a></text:p>
          </table:table-cell>
          <table:table-cell office:value-type="string" calcext:value-type="string">
            <text:p>51.30</text:p>
          </table:table-cell>
          <table:table-cell table:formula="of:=[.B16]" office:value-type="string" office:string-value="51.30" calcext:value-type="string">
            <text:p>5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eden" xlink:type="simple">Sweden</text:a></text:p>
          </table:table-cell>
          <table:table-cell office:value-type="string" calcext:value-type="string">
            <text:p>50.60</text:p>
          </table:table-cell>
          <table:table-cell table:formula="of:=[.B17]" office:value-type="string" office:string-value="50.60" calcext:value-type="string">
            <text:p>5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ce" xlink:type="simple">Greece</text:a></text:p>
          </table:table-cell>
          <table:table-cell office:value-type="string" calcext:value-type="string">
            <text:p>48.80</text:p>
          </table:table-cell>
          <table:table-cell table:formula="of:=[.B18]" office:value-type="string" office:string-value="48.80" calcext:value-type="string">
            <text:p>48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ia" xlink:type="simple">Austria</text:a></text:p>
          </table:table-cell>
          <table:table-cell office:value-type="string" calcext:value-type="string">
            <text:p>48.30</text:p>
          </table:table-cell>
          <table:table-cell table:formula="of:=[.B19]" office:value-type="string" office:string-value="48.30" calcext:value-type="string">
            <text:p>48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uilla" xlink:type="simple">Anguilla</text:a></text:p>
          </table:table-cell>
          <table:table-cell office:value-type="string" calcext:value-type="string">
            <text:p>46.70</text:p>
          </table:table-cell>
          <table:table-cell table:formula="of:=[.B20]" office:value-type="string" office:string-value="46.70" calcext:value-type="string">
            <text:p>4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taly" xlink:type="simple">Italy</text:a></text:p>
          </table:table-cell>
          <table:table-cell office:value-type="string" calcext:value-type="string">
            <text:p>46.60</text:p>
          </table:table-cell>
          <table:table-cell table:formula="of:=[.B21]" office:value-type="string" office:string-value="46.60" calcext:value-type="string">
            <text:p>4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roatia" xlink:type="simple">Croatia</text:a></text:p>
          </table:table-cell>
          <table:table-cell office:value-type="string" calcext:value-type="string">
            <text:p>46.10</text:p>
          </table:table-cell>
          <table:table-cell table:formula="of:=[.B22]" office:value-type="string" office:string-value="46.10" calcext:value-type="string">
            <text:p>4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rmany" xlink:type="simple">Germany</text:a></text:p>
          </table:table-cell>
          <table:table-cell office:value-type="string" calcext:value-type="string">
            <text:p>45.00</text:p>
          </table:table-cell>
          <table:table-cell table:formula="of:=[.B23]" office:value-type="string" office:string-value="45.00" calcext:value-type="string">
            <text:p>4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ungary" xlink:type="simple">Hungary</text:a></text:p>
          </table:table-cell>
          <table:table-cell office:value-type="string" calcext:value-type="string">
            <text:p>44.50</text:p>
          </table:table-cell>
          <table:table-cell table:formula="of:=[.B24]" office:value-type="string" office:string-value="44.50" calcext:value-type="string">
            <text:p>4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uxembourg" xlink:type="simple">Luxembourg</text:a></text:p>
          </table:table-cell>
          <table:table-cell office:value-type="string" calcext:value-type="string">
            <text:p>44.40</text:p>
          </table:table-cell>
          <table:table-cell table:formula="of:=[.B25]" office:value-type="string" office:string-value="44.40" calcext:value-type="string">
            <text:p>4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enezuela" xlink:type="simple">Venezuela</text:a></text:p>
          </table:table-cell>
          <table:table-cell office:value-type="string" calcext:value-type="string">
            <text:p>44.20</text:p>
          </table:table-cell>
          <table:table-cell table:formula="of:=[.B26]" office:value-type="string" office:string-value="44.20" calcext:value-type="string">
            <text:p>4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snia-and-herzegovina" xlink:type="simple">Bosnia and Herzegovina</text:a></text:p>
          </table:table-cell>
          <table:table-cell office:value-type="string" calcext:value-type="string">
            <text:p>44.00</text:p>
          </table:table-cell>
          <table:table-cell table:formula="of:=[.B27]" office:value-type="string" office:string-value="44.00" calcext:value-type="string">
            <text:p>4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therlands" xlink:type="simple">Netherlands</text:a></text:p>
          </table:table-cell>
          <table:table-cell office:value-type="string" calcext:value-type="string">
            <text:p>43.40</text:p>
          </table:table-cell>
          <table:table-cell table:formula="of:=[.B28]" office:value-type="string" office:string-value="43.40" calcext:value-type="string">
            <text:p>4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enia" xlink:type="simple">Slovenia</text:a></text:p>
          </table:table-cell>
          <table:table-cell office:value-type="string" calcext:value-type="string">
            <text:p>43.10</text:p>
          </table:table-cell>
          <table:table-cell table:formula="of:=[.B29]" office:value-type="string" office:string-value="43.10" calcext:value-type="string">
            <text:p>4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rtugal" xlink:type="simple">Portugal</text:a></text:p>
          </table:table-cell>
          <table:table-cell office:value-type="string" calcext:value-type="string">
            <text:p>42.90</text:p>
          </table:table-cell>
          <table:table-cell table:formula="of:=[.B30]" office:value-type="string" office:string-value="42.90" calcext:value-type="string">
            <text:p>4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rbia" xlink:type="simple">Serbia</text:a></text:p>
          </table:table-cell>
          <table:table-cell office:value-type="string" calcext:value-type="string">
            <text:p>42.70</text:p>
          </table:table-cell>
          <table:table-cell table:formula="of:=[.B31]" office:value-type="string" office:string-value="42.70" calcext:value-type="string">
            <text:p>4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celand" xlink:type="simple">Iceland</text:a></text:p>
          </table:table-cell>
          <table:table-cell office:value-type="string" calcext:value-type="string">
            <text:p>42.40</text:p>
          </table:table-cell>
          <table:table-cell table:formula="of:=[.B32]" office:value-type="string" office:string-value="42.40" calcext:value-type="string">
            <text:p>4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uwait" xlink:type="simple">Kuwait</text:a></text:p>
          </table:table-cell>
          <table:table-cell office:value-type="string" calcext:value-type="string">
            <text:p>41.80</text:p>
          </table:table-cell>
          <table:table-cell table:formula="of:=[.B33]" office:value-type="string" office:string-value="41.80" calcext:value-type="string">
            <text:p>4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lomon-islands" xlink:type="simple">Solomon Islands</text:a></text:p>
          </table:table-cell>
          <table:table-cell office:value-type="string" calcext:value-type="string">
            <text:p>41.00</text:p>
          </table:table-cell>
          <table:table-cell table:formula="of:=[.B34]" office:value-type="string" office:string-value="41.00" calcext:value-type="string">
            <text:p>4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" xlink:type="simple">Dominica</text:a></text:p>
          </table:table-cell>
          <table:table-cell office:value-type="string" calcext:value-type="string">
            <text:p>40.90</text:p>
          </table:table-cell>
          <table:table-cell table:formula="of:=[.B35]" office:value-type="string" office:string-value="40.90" calcext:value-type="string">
            <text:p>4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arus" xlink:type="simple">Belarus</text:a></text:p>
          </table:table-cell>
          <table:table-cell office:value-type="string" calcext:value-type="string">
            <text:p>40.70</text:p>
          </table:table-cell>
          <table:table-cell table:formula="of:=[.B36]" office:value-type="string" office:string-value="40.70" calcext:value-type="string">
            <text:p>4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n-marino" xlink:type="simple">San Marino</text:a></text:p>
          </table:table-cell>
          <table:table-cell office:value-type="string" calcext:value-type="string">
            <text:p>40.60</text:p>
          </table:table-cell>
          <table:table-cell table:formula="of:=[.B37]" office:value-type="string" office:string-value="40.60" calcext:value-type="string">
            <text:p>4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zechia" xlink:type="simple">Czechia</text:a></text:p>
          </table:table-cell>
          <table:table-cell office:value-type="string" calcext:value-type="string">
            <text:p>40.50</text:p>
          </table:table-cell>
          <table:table-cell table:formula="of:=[.B38]" office:value-type="string" office:string-value="40.50" calcext:value-type="string">
            <text:p>4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ta" xlink:type="simple">Malta</text:a></text:p>
          </table:table-cell>
          <table:table-cell office:value-type="string" calcext:value-type="string">
            <text:p>40.40</text:p>
          </table:table-cell>
          <table:table-cell table:formula="of:=[.B39]" office:value-type="string" office:string-value="40.40" calcext:value-type="string">
            <text:p>4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livia" xlink:type="simple">Bolivia</text:a></text:p>
          </table:table-cell>
          <table:table-cell office:value-type="string" calcext:value-type="string">
            <text:p>39.90</text:p>
          </table:table-cell>
          <table:table-cell table:formula="of:=[.B40]" office:value-type="string" office:string-value="39.90" calcext:value-type="string">
            <text:p>39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yprus" xlink:type="simple">Cyprus</text:a></text:p>
          </table:table-cell>
          <table:table-cell office:value-type="string" calcext:value-type="string">
            <text:p>39.90</text:p>
          </table:table-cell>
          <table:table-cell table:formula="of:=[.B41]" office:value-type="string" office:string-value="39.90" calcext:value-type="string">
            <text:p>39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tonia" xlink:type="simple">Estonia</text:a></text:p>
          </table:table-cell>
          <table:table-cell office:value-type="string" calcext:value-type="string">
            <text:p>39.90</text:p>
          </table:table-cell>
          <table:table-cell table:formula="of:=[.B42]" office:value-type="string" office:string-value="39.90" calcext:value-type="string">
            <text:p>39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nga" xlink:type="simple">Tonga</text:a></text:p>
          </table:table-cell>
          <table:table-cell office:value-type="string" calcext:value-type="string">
            <text:p>39.80</text:p>
          </table:table-cell>
          <table:table-cell table:formula="of:=[.B43]" office:value-type="string" office:string-value="39.80" calcext:value-type="string">
            <text:p>39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sotho" xlink:type="simple">Lesotho</text:a></text:p>
          </table:table-cell>
          <table:table-cell office:value-type="string" calcext:value-type="string">
            <text:p>39.70</text:p>
          </table:table-cell>
          <table:table-cell table:formula="of:=[.B44]" office:value-type="string" office:string-value="39.70" calcext:value-type="string">
            <text:p>39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ychelles" xlink:type="simple">Seychelles</text:a></text:p>
          </table:table-cell>
          <table:table-cell office:value-type="string" calcext:value-type="string">
            <text:p>39.60</text:p>
          </table:table-cell>
          <table:table-cell table:formula="of:=[.B45]" office:value-type="string" office:string-value="39.60" calcext:value-type="string">
            <text:p>3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land" xlink:type="simple">Poland</text:a></text:p>
          </table:table-cell>
          <table:table-cell office:value-type="string" calcext:value-type="string">
            <text:p>39.50</text:p>
          </table:table-cell>
          <table:table-cell table:formula="of:=[.B46]" office:value-type="string" office:string-value="39.50" calcext:value-type="string">
            <text:p>39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rench-polynesia" xlink:type="simple">French Polynesia</text:a></text:p>
          </table:table-cell>
          <table:table-cell office:value-type="string" calcext:value-type="string">
            <text:p>39.40</text:p>
          </table:table-cell>
          <table:table-cell table:formula="of:=[.B47]" office:value-type="string" office:string-value="39.40" calcext:value-type="string">
            <text:p>39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akia" xlink:type="simple">Slovakia</text:a></text:p>
          </table:table-cell>
          <table:table-cell office:value-type="string" calcext:value-type="string">
            <text:p>39.40</text:p>
          </table:table-cell>
          <table:table-cell table:formula="of:=[.B48]" office:value-type="string" office:string-value="39.40" calcext:value-type="string">
            <text:p>39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nada" xlink:type="simple">Canada</text:a></text:p>
          </table:table-cell>
          <table:table-cell office:value-type="string" calcext:value-type="string">
            <text:p>39.30</text:p>
          </table:table-cell>
          <table:table-cell table:formula="of:=[.B49]" office:value-type="string" office:string-value="39.30" calcext:value-type="string">
            <text:p>39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kingdom" xlink:type="simple">United Kingdom</text:a></text:p>
          </table:table-cell>
          <table:table-cell office:value-type="string" calcext:value-type="string">
            <text:p>39.10</text:p>
          </table:table-cell>
          <table:table-cell table:formula="of:=[.B50]" office:value-type="string" office:string-value="39.10" calcext:value-type="string">
            <text:p>39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itish-virgin-islands" xlink:type="simple">British Virgin Islands</text:a></text:p>
          </table:table-cell>
          <table:table-cell office:value-type="string" calcext:value-type="string">
            <text:p>38.90</text:p>
          </table:table-cell>
          <table:table-cell table:formula="of:=[.B51]" office:value-type="string" office:string-value="38.90" calcext:value-type="string">
            <text:p>3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yman-islands" xlink:type="simple">Cayman Islands</text:a></text:p>
          </table:table-cell>
          <table:table-cell office:value-type="string" calcext:value-type="string">
            <text:p>38.90</text:p>
          </table:table-cell>
          <table:table-cell table:formula="of:=[.B52]" office:value-type="string" office:string-value="38.90" calcext:value-type="string">
            <text:p>3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pain" xlink:type="simple">Spain</text:a></text:p>
          </table:table-cell>
          <table:table-cell office:value-type="string" calcext:value-type="string">
            <text:p>37.90</text:p>
          </table:table-cell>
          <table:table-cell table:formula="of:=[.B53]" office:value-type="string" office:string-value="37.90" calcext:value-type="string">
            <text:p>3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merican-samoa" xlink:type="simple">American Samoa</text:a></text:p>
          </table:table-cell>
          <table:table-cell office:value-type="string" calcext:value-type="string">
            <text:p>37.80</text:p>
          </table:table-cell>
          <table:table-cell table:formula="of:=[.B54]" office:value-type="string" office:string-value="37.80" calcext:value-type="string">
            <text:p>3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tvia" xlink:type="simple">Latvia</text:a></text:p>
          </table:table-cell>
          <table:table-cell office:value-type="string" calcext:value-type="string">
            <text:p>37.50</text:p>
          </table:table-cell>
          <table:table-cell table:formula="of:=[.B55]" office:value-type="string" office:string-value="37.50" calcext:value-type="string">
            <text:p>37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tenegro" xlink:type="simple">Montenegro</text:a></text:p>
          </table:table-cell>
          <table:table-cell office:value-type="string" calcext:value-type="string">
            <text:p>37.20</text:p>
          </table:table-cell>
          <table:table-cell table:formula="of:=[.B56]" office:value-type="string" office:string-value="37.20" calcext:value-type="string">
            <text:p>37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w-zealand" xlink:type="simple">New Zealand</text:a></text:p>
          </table:table-cell>
          <table:table-cell office:value-type="string" calcext:value-type="string">
            <text:p>36.80</text:p>
          </table:table-cell>
          <table:table-cell table:formula="of:=[.B57]" office:value-type="string" office:string-value="36.80" calcext:value-type="string">
            <text:p>36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azil" xlink:type="simple">Brazil</text:a></text:p>
          </table:table-cell>
          <table:table-cell office:value-type="string" calcext:value-type="string">
            <text:p>35.70</text:p>
          </table:table-cell>
          <table:table-cell table:formula="of:=[.B58]" office:value-type="string" office:string-value="35.70" calcext:value-type="string">
            <text:p>3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lgaria" xlink:type="simple">Bulgaria</text:a></text:p>
          </table:table-cell>
          <table:table-cell office:value-type="string" calcext:value-type="string">
            <text:p>35.70</text:p>
          </table:table-cell>
          <table:table-cell table:formula="of:=[.B59]" office:value-type="string" office:string-value="35.70" calcext:value-type="string">
            <text:p>3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q" xlink:type="simple">Iraq</text:a></text:p>
          </table:table-cell>
          <table:table-cell office:value-type="string" calcext:value-type="string">
            <text:p>35.70</text:p>
          </table:table-cell>
          <table:table-cell table:formula="of:=[.B60]" office:value-type="string" office:string-value="35.70" calcext:value-type="string">
            <text:p>3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itzerland" xlink:type="simple">Switzerland</text:a></text:p>
          </table:table-cell>
          <table:table-cell office:value-type="string" calcext:value-type="string">
            <text:p>35.70</text:p>
          </table:table-cell>
          <table:table-cell table:formula="of:=[.B61]" office:value-type="string" office:string-value="35.70" calcext:value-type="string">
            <text:p>3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alia" xlink:type="simple">Australia</text:a></text:p>
          </table:table-cell>
          <table:table-cell office:value-type="string" calcext:value-type="string">
            <text:p>35.50</text:p>
          </table:table-cell>
          <table:table-cell table:formula="of:=[.B62]" office:value-type="string" office:string-value="35.50" calcext:value-type="string">
            <text:p>3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jibouti" xlink:type="simple">Djibouti</text:a></text:p>
          </table:table-cell>
          <table:table-cell office:value-type="string" calcext:value-type="string">
            <text:p>35.30</text:p>
          </table:table-cell>
          <table:table-cell table:formula="of:=[.B63]" office:value-type="string" office:string-value="35.30" calcext:value-type="string">
            <text:p>3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pan" xlink:type="simple">Japan</text:a></text:p>
          </table:table-cell>
          <table:table-cell office:value-type="string" calcext:value-type="string">
            <text:p>35.20</text:p>
          </table:table-cell>
          <table:table-cell table:formula="of:=[.B64]" office:value-type="string" office:string-value="35.20" calcext:value-type="string">
            <text:p>3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ritrea" xlink:type="simple">Eritrea</text:a></text:p>
          </table:table-cell>
          <table:table-cell office:value-type="string" calcext:value-type="string">
            <text:p>34.90</text:p>
          </table:table-cell>
          <table:table-cell table:formula="of:=[.B65]" office:value-type="string" office:string-value="34.90" calcext:value-type="string">
            <text:p>3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thuania" xlink:type="simple">Lithuania</text:a></text:p>
          </table:table-cell>
          <table:table-cell office:value-type="string" calcext:value-type="string">
            <text:p>33.70</text:p>
          </table:table-cell>
          <table:table-cell table:formula="of:=[.B66]" office:value-type="string" office:string-value="33.70" calcext:value-type="string">
            <text:p>3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alkland-islands-islas-malvinas" xlink:type="simple">Falkland Islands (Islas Malvinas)</text:a></text:p>
          </table:table-cell>
          <table:table-cell office:value-type="string" calcext:value-type="string">
            <text:p>32.50</text:p>
          </table:table-cell>
          <table:table-cell table:formula="of:=[.B67]" office:value-type="string" office:string-value="32.50" calcext:value-type="string">
            <text:p>3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geria" xlink:type="simple">Algeria</text:a></text:p>
          </table:table-cell>
          <table:table-cell office:value-type="string" calcext:value-type="string">
            <text:p>32.30</text:p>
          </table:table-cell>
          <table:table-cell table:formula="of:=[.B68]" office:value-type="string" office:string-value="32.30" calcext:value-type="string">
            <text:p>3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mibia" xlink:type="simple">Namibia</text:a></text:p>
          </table:table-cell>
          <table:table-cell office:value-type="string" calcext:value-type="string">
            <text:p>32.20</text:p>
          </table:table-cell>
          <table:table-cell table:formula="of:=[.B69]" office:value-type="string" office:string-value="32.20" calcext:value-type="string">
            <text:p>3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cuador" xlink:type="simple">Ecuador</text:a></text:p>
          </table:table-cell>
          <table:table-cell office:value-type="string" calcext:value-type="string">
            <text:p>32.00</text:p>
          </table:table-cell>
          <table:table-cell table:formula="of:=[.B70]" office:value-type="string" office:string-value="32.00" calcext:value-type="string">
            <text:p>3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kitts-and-nevis" xlink:type="simple">Saint Kitts and Nevis</text:a></text:p>
          </table:table-cell>
          <table:table-cell office:value-type="string" calcext:value-type="string">
            <text:p>31.90</text:p>
          </table:table-cell>
          <table:table-cell table:formula="of:=[.B71]" office:value-type="string" office:string-value="31.90" calcext:value-type="string">
            <text:p>3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jikistan" xlink:type="simple">Tajikistan</text:a></text:p>
          </table:table-cell>
          <table:table-cell office:value-type="string" calcext:value-type="string">
            <text:p>31.80</text:p>
          </table:table-cell>
          <table:table-cell table:formula="of:=[.B72]" office:value-type="string" office:string-value="31.80" calcext:value-type="string">
            <text:p>3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thern-mariana-islands" xlink:type="simple">Northern Mariana Islands</text:a></text:p>
          </table:table-cell>
          <table:table-cell office:value-type="string" calcext:value-type="string">
            <text:p>31.40</text:p>
          </table:table-cell>
          <table:table-cell table:formula="of:=[.B73]" office:value-type="string" office:string-value="31.40" calcext:value-type="string">
            <text:p>3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oman" xlink:type="simple">Oman</text:a></text:p>
          </table:table-cell>
          <table:table-cell office:value-type="string" calcext:value-type="string">
            <text:p>31.30</text:p>
          </table:table-cell>
          <table:table-cell table:formula="of:=[.B74]" office:value-type="string" office:string-value="31.30" calcext:value-type="string">
            <text:p>3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zbekistan" xlink:type="simple">Uzbekistan</text:a></text:p>
          </table:table-cell>
          <table:table-cell office:value-type="string" calcext:value-type="string">
            <text:p>31.20</text:p>
          </table:table-cell>
          <table:table-cell table:formula="of:=[.B75]" office:value-type="string" office:string-value="31.20" calcext:value-type="string">
            <text:p>3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tswana" xlink:type="simple">Botswana</text:a></text:p>
          </table:table-cell>
          <table:table-cell office:value-type="string" calcext:value-type="string">
            <text:p>30.50</text:p>
          </table:table-cell>
          <table:table-cell table:formula="of:=[.B76]" office:value-type="string" office:string-value="30.50" calcext:value-type="string">
            <text:p>3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aroe-islands" xlink:type="simple">Faroe Islands</text:a></text:p>
          </table:table-cell>
          <table:table-cell office:value-type="string" calcext:value-type="string">
            <text:p>30.20</text:p>
          </table:table-cell>
          <table:table-cell table:formula="of:=[.B77]" office:value-type="string" office:string-value="30.20" calcext:value-type="string">
            <text:p>3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ldova" xlink:type="simple">Moldova</text:a></text:p>
          </table:table-cell>
          <table:table-cell office:value-type="string" calcext:value-type="string">
            <text:p>30.20</text:p>
          </table:table-cell>
          <table:table-cell table:formula="of:=[.B78]" office:value-type="string" office:string-value="30.20" calcext:value-type="string">
            <text:p>3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ize" xlink:type="simple">Belize</text:a></text:p>
          </table:table-cell>
          <table:table-cell office:value-type="string" calcext:value-type="string">
            <text:p>29.90</text:p>
          </table:table-cell>
          <table:table-cell table:formula="of:=[.B79]" office:value-type="string" office:string-value="29.90" calcext:value-type="string">
            <text:p>29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ruguay" xlink:type="simple">Uruguay</text:a></text:p>
          </table:table-cell>
          <table:table-cell office:value-type="string" calcext:value-type="string">
            <text:p>29.80</text:p>
          </table:table-cell>
          <table:table-cell table:formula="of:=[.B80]" office:value-type="string" office:string-value="29.80" calcext:value-type="string">
            <text:p>29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ji" xlink:type="simple">Fiji</text:a></text:p>
          </table:table-cell>
          <table:table-cell office:value-type="string" calcext:value-type="string">
            <text:p>29.70</text:p>
          </table:table-cell>
          <table:table-cell table:formula="of:=[.B81]" office:value-type="string" office:string-value="29.70" calcext:value-type="string">
            <text:p>29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maica" xlink:type="simple">Jamaica</text:a></text:p>
          </table:table-cell>
          <table:table-cell office:value-type="string" calcext:value-type="string">
            <text:p>29.70</text:p>
          </table:table-cell>
          <table:table-cell table:formula="of:=[.B82]" office:value-type="string" office:string-value="29.70" calcext:value-type="string">
            <text:p>29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rbados" xlink:type="simple">Barbados</text:a></text:p>
          </table:table-cell>
          <table:table-cell office:value-type="string" calcext:value-type="string">
            <text:p>29.40</text:p>
          </table:table-cell>
          <table:table-cell table:formula="of:=[.B83]" office:value-type="string" office:string-value="29.40" calcext:value-type="string">
            <text:p>29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ola" xlink:type="simple">Angola</text:a></text:p>
          </table:table-cell>
          <table:table-cell office:value-type="string" calcext:value-type="string">
            <text:p>29.30</text:p>
          </table:table-cell>
          <table:table-cell table:formula="of:=[.B84]" office:value-type="string" office:string-value="29.30" calcext:value-type="string">
            <text:p>29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omania" xlink:type="simple">Romania</text:a></text:p>
          </table:table-cell>
          <table:table-cell office:value-type="string" calcext:value-type="string">
            <text:p>29.30</text:p>
          </table:table-cell>
          <table:table-cell table:formula="of:=[.B85]" office:value-type="string" office:string-value="29.30" calcext:value-type="string">
            <text:p>29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cau" xlink:type="simple">Macau</text:a></text:p>
          </table:table-cell>
          <table:table-cell office:value-type="string" calcext:value-type="string">
            <text:p>29.20</text:p>
          </table:table-cell>
          <table:table-cell table:formula="of:=[.B86]" office:value-type="string" office:string-value="29.20" calcext:value-type="string">
            <text:p>29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ok-islands" xlink:type="simple">Cook Islands</text:a></text:p>
          </table:table-cell>
          <table:table-cell office:value-type="string" calcext:value-type="string">
            <text:p>29.00</text:p>
          </table:table-cell>
          <table:table-cell table:formula="of:=[.B87]" office:value-type="string" office:string-value="29.00" calcext:value-type="string">
            <text:p>2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sovo" xlink:type="simple">Kosovo</text:a></text:p>
          </table:table-cell>
          <table:table-cell office:value-type="string" calcext:value-type="string">
            <text:p>29.00</text:p>
          </table:table-cell>
          <table:table-cell table:formula="of:=[.B88]" office:value-type="string" office:string-value="29.00" calcext:value-type="string">
            <text:p>2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th-macedonia" xlink:type="simple">North Macedonia</text:a></text:p>
          </table:table-cell>
          <table:table-cell office:value-type="string" calcext:value-type="string">
            <text:p>29.00</text:p>
          </table:table-cell>
          <table:table-cell table:formula="of:=[.B89]" office:value-type="string" office:string-value="29.00" calcext:value-type="string">
            <text:p>2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irgin-islands" xlink:type="simple">Virgin Islands</text:a></text:p>
          </table:table-cell>
          <table:table-cell office:value-type="string" calcext:value-type="string">
            <text:p>28.90</text:p>
          </table:table-cell>
          <table:table-cell table:formula="of:=[.B90]" office:value-type="string" office:string-value="28.90" calcext:value-type="string">
            <text:p>2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arab-emirates" xlink:type="simple">United Arab Emirates</text:a></text:p>
          </table:table-cell>
          <table:table-cell office:value-type="string" calcext:value-type="string">
            <text:p>28.80</text:p>
          </table:table-cell>
          <table:table-cell table:formula="of:=[.B91]" office:value-type="string" office:string-value="28.80" calcext:value-type="string">
            <text:p>28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orgia" xlink:type="simple">Georgia</text:a></text:p>
          </table:table-cell>
          <table:table-cell office:value-type="string" calcext:value-type="string">
            <text:p>28.70</text:p>
          </table:table-cell>
          <table:table-cell table:formula="of:=[.B92]" office:value-type="string" office:string-value="28.70" calcext:value-type="string">
            <text:p>28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yrgyzstan" xlink:type="simple">Kyrgyzstan</text:a></text:p>
          </table:table-cell>
          <table:table-cell office:value-type="string" calcext:value-type="string">
            <text:p>28.70</text:p>
          </table:table-cell>
          <table:table-cell table:formula="of:=[.B93]" office:value-type="string" office:string-value="28.70" calcext:value-type="string">
            <text:p>28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vincent-and-the-grenadines" xlink:type="simple">Saint Vincent and the Grenadines</text:a></text:p>
          </table:table-cell>
          <table:table-cell office:value-type="string" calcext:value-type="string">
            <text:p>28.70</text:p>
          </table:table-cell>
          <table:table-cell table:formula="of:=[.B94]" office:value-type="string" office:string-value="28.70" calcext:value-type="string">
            <text:p>28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watini" xlink:type="simple">Eswatini</text:a></text:p>
          </table:table-cell>
          <table:table-cell office:value-type="string" calcext:value-type="string">
            <text:p>28.60</text:p>
          </table:table-cell>
          <table:table-cell table:formula="of:=[.B95]" office:value-type="string" office:string-value="28.60" calcext:value-type="string">
            <text:p>28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moa" xlink:type="simple">Samoa</text:a></text:p>
          </table:table-cell>
          <table:table-cell office:value-type="string" calcext:value-type="string">
            <text:p>28.20</text:p>
          </table:table-cell>
          <table:table-cell table:formula="of:=[.B96]" office:value-type="string" office:string-value="28.20" calcext:value-type="string">
            <text:p>28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yana" xlink:type="simple">Guyana</text:a></text:p>
          </table:table-cell>
          <table:table-cell office:value-type="string" calcext:value-type="string">
            <text:p>28.10</text:p>
          </table:table-cell>
          <table:table-cell table:formula="of:=[.B97]" office:value-type="string" office:string-value="28.10" calcext:value-type="string">
            <text:p>28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caragua" xlink:type="simple">Nicaragua</text:a></text:p>
          </table:table-cell>
          <table:table-cell office:value-type="string" calcext:value-type="string">
            <text:p>28.00</text:p>
          </table:table-cell>
          <table:table-cell table:formula="of:=[.B98]" office:value-type="string" office:string-value="28.00" calcext:value-type="string">
            <text:p>28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bo-verde" xlink:type="simple">Cabo Verde</text:a></text:p>
          </table:table-cell>
          <table:table-cell office:value-type="string" calcext:value-type="string">
            <text:p>27.80</text:p>
          </table:table-cell>
          <table:table-cell table:formula="of:=[.B99]" office:value-type="string" office:string-value="27.80" calcext:value-type="string">
            <text:p>2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bania" xlink:type="simple">Albania</text:a></text:p>
          </table:table-cell>
          <table:table-cell office:value-type="string" calcext:value-type="string">
            <text:p>27.60</text:p>
          </table:table-cell>
          <table:table-cell table:formula="of:=[.B100]" office:value-type="string" office:string-value="27.60" calcext:value-type="string">
            <text:p>2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ania" xlink:type="simple">Mauritania</text:a></text:p>
          </table:table-cell>
          <table:table-cell office:value-type="string" calcext:value-type="string">
            <text:p>27.40</text:p>
          </table:table-cell>
          <table:table-cell table:formula="of:=[.B101]" office:value-type="string" office:string-value="27.40" calcext:value-type="string">
            <text:p>27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hutan" xlink:type="simple">Bhutan</text:a></text:p>
          </table:table-cell>
          <table:table-cell office:value-type="string" calcext:value-type="string">
            <text:p>27.20</text:p>
          </table:table-cell>
          <table:table-cell table:formula="of:=[.B102]" office:value-type="string" office:string-value="27.20" calcext:value-type="string">
            <text:p>27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anuatu" xlink:type="simple">Vanuatu</text:a></text:p>
          </table:table-cell>
          <table:table-cell office:value-type="string" calcext:value-type="string">
            <text:p>27.20</text:p>
          </table:table-cell>
          <table:table-cell table:formula="of:=[.B103]" office:value-type="string" office:string-value="27.20" calcext:value-type="string">
            <text:p>27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eru" xlink:type="simple">Peru</text:a></text:p>
          </table:table-cell>
          <table:table-cell office:value-type="string" calcext:value-type="string">
            <text:p>27.10</text:p>
          </table:table-cell>
          <table:table-cell table:formula="of:=[.B104]" office:value-type="string" office:string-value="27.10" calcext:value-type="string">
            <text:p>27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pierre-and-miquelon" xlink:type="simple">Saint Pierre and Miquelon</text:a></text:p>
          </table:table-cell>
          <table:table-cell office:value-type="string" calcext:value-type="string">
            <text:p>26.80</text:p>
          </table:table-cell>
          <table:table-cell table:formula="of:=[.B105]" office:value-type="string" office:string-value="26.80" calcext:value-type="string">
            <text:p>26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zambique" xlink:type="simple">Mozambique</text:a></text:p>
          </table:table-cell>
          <table:table-cell office:value-type="string" calcext:value-type="string">
            <text:p>26.70</text:p>
          </table:table-cell>
          <table:table-cell table:formula="of:=[.B106]" office:value-type="string" office:string-value="26.70" calcext:value-type="string">
            <text:p>2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golia" xlink:type="simple">Mongolia</text:a></text:p>
          </table:table-cell>
          <table:table-cell office:value-type="string" calcext:value-type="string">
            <text:p>26.60</text:p>
          </table:table-cell>
          <table:table-cell table:formula="of:=[.B107]" office:value-type="string" office:string-value="26.60" calcext:value-type="string">
            <text:p>2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africa" xlink:type="simple">South Africa</text:a></text:p>
          </table:table-cell>
          <table:table-cell office:value-type="string" calcext:value-type="string">
            <text:p>26.60</text:p>
          </table:table-cell>
          <table:table-cell table:formula="of:=[.B108]" office:value-type="string" office:string-value="26.60" calcext:value-type="string">
            <text:p>2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kraine" xlink:type="simple">Ukraine</text:a></text:p>
          </table:table-cell>
          <table:table-cell office:value-type="string" calcext:value-type="string">
            <text:p>26.60</text:p>
          </table:table-cell>
          <table:table-cell table:formula="of:=[.B109]" office:value-type="string" office:string-value="26.60" calcext:value-type="string">
            <text:p>2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lombia" xlink:type="simple">Colombia</text:a></text:p>
          </table:table-cell>
          <table:table-cell office:value-type="string" calcext:value-type="string">
            <text:p>26.50</text:p>
          </table:table-cell>
          <table:table-cell table:formula="of:=[.B110]" office:value-type="string" office:string-value="26.50" calcext:value-type="string">
            <text:p>26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srael" xlink:type="simple">Israel</text:a></text:p>
          </table:table-cell>
          <table:table-cell office:value-type="string" calcext:value-type="string">
            <text:p>26.50</text:p>
          </table:table-cell>
          <table:table-cell table:formula="of:=[.B111]" office:value-type="string" office:string-value="26.50" calcext:value-type="string">
            <text:p>26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dives" xlink:type="simple">Maldives</text:a></text:p>
          </table:table-cell>
          <table:table-cell office:value-type="string" calcext:value-type="string">
            <text:p>26.40</text:p>
          </table:table-cell>
          <table:table-cell table:formula="of:=[.B112]" office:value-type="string" office:string-value="26.40" calcext:value-type="string">
            <text:p>2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qatar" xlink:type="simple">Qatar</text:a></text:p>
          </table:table-cell>
          <table:table-cell office:value-type="string" calcext:value-type="string">
            <text:p>26.40</text:p>
          </table:table-cell>
          <table:table-cell table:formula="of:=[.B113]" office:value-type="string" office:string-value="26.40" calcext:value-type="string">
            <text:p>2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udi-arabia" xlink:type="simple">Saudi Arabia</text:a></text:p>
          </table:table-cell>
          <table:table-cell office:value-type="string" calcext:value-type="string">
            <text:p>26.40</text:p>
          </table:table-cell>
          <table:table-cell table:formula="of:=[.B114]" office:value-type="string" office:string-value="26.40" calcext:value-type="string">
            <text:p>2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o-tome-and-principe" xlink:type="simple">Sao Tome and Principe</text:a></text:p>
          </table:table-cell>
          <table:table-cell office:value-type="string" calcext:value-type="string">
            <text:p>26.20</text:p>
          </table:table-cell>
          <table:table-cell table:formula="of:=[.B115]" office:value-type="string" office:string-value="26.20" calcext:value-type="string">
            <text:p>26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eland" xlink:type="simple">Ireland</text:a></text:p>
          </table:table-cell>
          <table:table-cell office:value-type="string" calcext:value-type="string">
            <text:p>26.00</text:p>
          </table:table-cell>
          <table:table-cell table:formula="of:=[.B116]" office:value-type="string" office:string-value="26.00" calcext:value-type="string">
            <text:p>2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nada" xlink:type="simple">Grenada</text:a></text:p>
          </table:table-cell>
          <table:table-cell office:value-type="string" calcext:value-type="string">
            <text:p>25.80</text:p>
          </table:table-cell>
          <table:table-cell table:formula="of:=[.B117]" office:value-type="string" office:string-value="25.80" calcext:value-type="string">
            <text:p>2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moros" xlink:type="simple">Comoros</text:a></text:p>
          </table:table-cell>
          <table:table-cell office:value-type="string" calcext:value-type="string">
            <text:p>25.30</text:p>
          </table:table-cell>
          <table:table-cell table:formula="of:=[.B118]" office:value-type="string" office:string-value="25.30" calcext:value-type="string">
            <text:p>2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uba" xlink:type="simple">Aruba</text:a></text:p>
          </table:table-cell>
          <table:table-cell office:value-type="string" calcext:value-type="string">
            <text:p>25.20</text:p>
          </table:table-cell>
          <table:table-cell table:formula="of:=[.B119]" office:value-type="string" office:string-value="25.20" calcext:value-type="string">
            <text:p>2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ietnam" xlink:type="simple">Vietnam</text:a></text:p>
          </table:table-cell>
          <table:table-cell office:value-type="string" calcext:value-type="string">
            <text:p>24.80</text:p>
          </table:table-cell>
          <table:table-cell table:formula="of:=[.B120]" office:value-type="string" office:string-value="24.80" calcext:value-type="string">
            <text:p>2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nisia" xlink:type="simple">Tunisia</text:a></text:p>
          </table:table-cell>
          <table:table-cell office:value-type="string" calcext:value-type="string">
            <text:p>24.70</text:p>
          </table:table-cell>
          <table:table-cell table:formula="of:=[.B121]" office:value-type="string" office:string-value="24.70" calcext:value-type="string">
            <text:p>2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rinidad-and-tobago" xlink:type="simple">Trinidad and Tobago</text:a></text:p>
          </table:table-cell>
          <table:table-cell office:value-type="string" calcext:value-type="string">
            <text:p>24.50</text:p>
          </table:table-cell>
          <table:table-cell table:formula="of:=[.B122]" office:value-type="string" office:string-value="24.50" calcext:value-type="string">
            <text:p>2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pal" xlink:type="simple">Nepal</text:a></text:p>
          </table:table-cell>
          <table:table-cell office:value-type="string" calcext:value-type="string">
            <text:p>23.80</text:p>
          </table:table-cell>
          <table:table-cell table:formula="of:=[.B123]" office:value-type="string" office:string-value="23.80" calcext:value-type="string">
            <text:p>2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l-salvador" xlink:type="simple">El Salvador</text:a></text:p>
          </table:table-cell>
          <table:table-cell office:value-type="string" calcext:value-type="string">
            <text:p>23.70</text:p>
          </table:table-cell>
          <table:table-cell table:formula="of:=[.B124]" office:value-type="string" office:string-value="23.70" calcext:value-type="string">
            <text:p>2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ordan" xlink:type="simple">Jordan</text:a></text:p>
          </table:table-cell>
          <table:table-cell office:value-type="string" calcext:value-type="string">
            <text:p>23.60</text:p>
          </table:table-cell>
          <table:table-cell table:formula="of:=[.B125]" office:value-type="string" office:string-value="23.60" calcext:value-type="string">
            <text:p>2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lucia" xlink:type="simple">Saint Lucia</text:a></text:p>
          </table:table-cell>
          <table:table-cell office:value-type="string" calcext:value-type="string">
            <text:p>23.60</text:p>
          </table:table-cell>
          <table:table-cell table:formula="of:=[.B126]" office:value-type="string" office:string-value="23.60" calcext:value-type="string">
            <text:p>2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zerbaijan" xlink:type="simple">Azerbaijan</text:a></text:p>
          </table:table-cell>
          <table:table-cell office:value-type="string" calcext:value-type="string">
            <text:p>23.50</text:p>
          </table:table-cell>
          <table:table-cell table:formula="of:=[.B127]" office:value-type="string" office:string-value="23.50" calcext:value-type="string">
            <text:p>2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ibraltar" xlink:type="simple">Gibraltar</text:a></text:p>
          </table:table-cell>
          <table:table-cell office:value-type="string" calcext:value-type="string">
            <text:p>23.30</text:p>
          </table:table-cell>
          <table:table-cell table:formula="of:=[.B128]" office:value-type="string" office:string-value="23.30" calcext:value-type="string">
            <text:p>2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g-kong" xlink:type="simple">Hong Kong</text:a></text:p>
          </table:table-cell>
          <table:table-cell office:value-type="string" calcext:value-type="string">
            <text:p>23.20</text:p>
          </table:table-cell>
          <table:table-cell table:formula="of:=[.B129]" office:value-type="string" office:string-value="23.20" calcext:value-type="string">
            <text:p>2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rea-south" xlink:type="simple">Korea, South</text:a></text:p>
          </table:table-cell>
          <table:table-cell office:value-type="string" calcext:value-type="string">
            <text:p>23.20</text:p>
          </table:table-cell>
          <table:table-cell table:formula="of:=[.B130]" office:value-type="string" office:string-value="23.20" calcext:value-type="string">
            <text:p>2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menia" xlink:type="simple">Armenia</text:a></text:p>
          </table:table-cell>
          <table:table-cell office:value-type="string" calcext:value-type="string">
            <text:p>22.90</text:p>
          </table:table-cell>
          <table:table-cell table:formula="of:=[.B131]" office:value-type="string" office:string-value="22.90" calcext:value-type="string">
            <text:p>2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exico" xlink:type="simple">Mexico</text:a></text:p>
          </table:table-cell>
          <table:table-cell office:value-type="string" calcext:value-type="string">
            <text:p>22.70</text:p>
          </table:table-cell>
          <table:table-cell table:formula="of:=[.B132]" office:value-type="string" office:string-value="22.70" calcext:value-type="string">
            <text:p>2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republic-of-the" xlink:type="simple">Congo, Republic of the</text:a></text:p>
          </table:table-cell>
          <table:table-cell office:value-type="string" calcext:value-type="string">
            <text:p>22.50</text:p>
          </table:table-cell>
          <table:table-cell table:formula="of:=[.B133]" office:value-type="string" office:string-value="22.50" calcext:value-type="string">
            <text:p>2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ius" xlink:type="simple">Mauritius</text:a></text:p>
          </table:table-cell>
          <table:table-cell office:value-type="string" calcext:value-type="string">
            <text:p>22.50</text:p>
          </table:table-cell>
          <table:table-cell table:formula="of:=[.B134]" office:value-type="string" office:string-value="22.50" calcext:value-type="string">
            <text:p>2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azakhstan" xlink:type="simple">Kazakhstan</text:a></text:p>
          </table:table-cell>
          <table:table-cell office:value-type="string" calcext:value-type="string">
            <text:p>22.30</text:p>
          </table:table-cell>
          <table:table-cell table:formula="of:=[.B135]" office:value-type="string" office:string-value="22.30" calcext:value-type="string">
            <text:p>2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wi" xlink:type="simple">Malawi</text:a></text:p>
          </table:table-cell>
          <table:table-cell office:value-type="string" calcext:value-type="string">
            <text:p>21.70</text:p>
          </table:table-cell>
          <table:table-cell table:formula="of:=[.B136]" office:value-type="string" office:string-value="21.70" calcext:value-type="string">
            <text:p>2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banon" xlink:type="simple">Lebanon</text:a></text:p>
          </table:table-cell>
          <table:table-cell office:value-type="string" calcext:value-type="string">
            <text:p>21.50</text:p>
          </table:table-cell>
          <table:table-cell table:formula="of:=[.B137]" office:value-type="string" office:string-value="21.50" calcext:value-type="string">
            <text:p>2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go" xlink:type="simple">Togo</text:a></text:p>
          </table:table-cell>
          <table:table-cell office:value-type="string" calcext:value-type="string">
            <text:p>21.50</text:p>
          </table:table-cell>
          <table:table-cell table:formula="of:=[.B138]" office:value-type="string" office:string-value="21.50" calcext:value-type="string">
            <text:p>2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imbabwe" xlink:type="simple">Zimbabwe</text:a></text:p>
          </table:table-cell>
          <table:table-cell office:value-type="string" calcext:value-type="string">
            <text:p>21.50</text:p>
          </table:table-cell>
          <table:table-cell table:formula="of:=[.B139]" office:value-type="string" office:string-value="21.50" calcext:value-type="string">
            <text:p>2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am" xlink:type="simple">Guam</text:a></text:p>
          </table:table-cell>
          <table:table-cell office:value-type="string" calcext:value-type="string">
            <text:p>21.40</text:p>
          </table:table-cell>
          <table:table-cell table:formula="of:=[.B140]" office:value-type="string" office:string-value="21.40" calcext:value-type="string">
            <text:p>2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" xlink:type="simple">Niger</text:a></text:p>
          </table:table-cell>
          <table:table-cell office:value-type="string" calcext:value-type="string">
            <text:p>21.40</text:p>
          </table:table-cell>
          <table:table-cell table:formula="of:=[.B141]" office:value-type="string" office:string-value="21.40" calcext:value-type="string">
            <text:p>2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na" xlink:type="simple">China</text:a></text:p>
          </table:table-cell>
          <table:table-cell office:value-type="string" calcext:value-type="string">
            <text:p>21.30</text:p>
          </table:table-cell>
          <table:table-cell table:formula="of:=[.B142]" office:value-type="string" office:string-value="21.30" calcext:value-type="string">
            <text:p>2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wanda" xlink:type="simple">Rwanda</text:a></text:p>
          </table:table-cell>
          <table:table-cell office:value-type="string" calcext:value-type="string">
            <text:p>21.30</text:p>
          </table:table-cell>
          <table:table-cell table:formula="of:=[.B143]" office:value-type="string" office:string-value="21.30" calcext:value-type="string">
            <text:p>2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kina-faso" xlink:type="simple">Burkina Faso</text:a></text:p>
          </table:table-cell>
          <table:table-cell office:value-type="string" calcext:value-type="string">
            <text:p>21.20</text:p>
          </table:table-cell>
          <table:table-cell table:formula="of:=[.B144]" office:value-type="string" office:string-value="21.20" calcext:value-type="string">
            <text:p>2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rocco" xlink:type="simple">Morocco</text:a></text:p>
          </table:table-cell>
          <table:table-cell office:value-type="string" calcext:value-type="string">
            <text:p>20.90</text:p>
          </table:table-cell>
          <table:table-cell table:formula="of:=[.B145]" office:value-type="string" office:string-value="20.90" calcext:value-type="string">
            <text:p>2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le" xlink:type="simple">Chile</text:a></text:p>
          </table:table-cell>
          <table:table-cell office:value-type="string" calcext:value-type="string">
            <text:p>20.80</text:p>
          </table:table-cell>
          <table:table-cell table:formula="of:=[.B146]" office:value-type="string" office:string-value="20.80" calcext:value-type="string">
            <text:p>2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ernsey" xlink:type="simple">Guernsey</text:a></text:p>
          </table:table-cell>
          <table:table-cell office:value-type="string" calcext:value-type="string">
            <text:p>20.60</text:p>
          </table:table-cell>
          <table:table-cell table:formula="of:=[.B147]" office:value-type="string" office:string-value="20.60" calcext:value-type="string">
            <text:p>2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w-caledonia" xlink:type="simple">New Caledonia</text:a></text:p>
          </table:table-cell>
          <table:table-cell office:value-type="string" calcext:value-type="string">
            <text:p>20.40</text:p>
          </table:table-cell>
          <table:table-cell table:formula="of:=[.B148]" office:value-type="string" office:string-value="20.40" calcext:value-type="string">
            <text:p>2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mbia-the" xlink:type="simple">Gambia, The</text:a></text:p>
          </table:table-cell>
          <table:table-cell office:value-type="string" calcext:value-type="string">
            <text:p>20.30</text:p>
          </table:table-cell>
          <table:table-cell table:formula="of:=[.B149]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hana" xlink:type="simple">Ghana</text:a></text:p>
          </table:table-cell>
          <table:table-cell office:value-type="string" calcext:value-type="string">
            <text:p>20.30</text:p>
          </table:table-cell>
          <table:table-cell table:formula="of:=[.B150]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duras" xlink:type="simple">Honduras</text:a></text:p>
          </table:table-cell>
          <table:table-cell office:value-type="string" calcext:value-type="string">
            <text:p>20.30</text:p>
          </table:table-cell>
          <table:table-cell table:formula="of:=[.B151]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ey-turkiye" xlink:type="simple">Turkey (Turkiye)</text:a></text:p>
          </table:table-cell>
          <table:table-cell office:value-type="string" calcext:value-type="string">
            <text:p>20.30</text:p>
          </table:table-cell>
          <table:table-cell table:formula="of:=[.B152]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nama" xlink:type="simple">Panama</text:a></text:p>
          </table:table-cell>
          <table:table-cell office:value-type="string" calcext:value-type="string">
            <text:p>20.10</text:p>
          </table:table-cell>
          <table:table-cell table:formula="of:=[.B153]" office:value-type="string" office:string-value="20.10" calcext:value-type="string">
            <text:p>2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i" xlink:type="simple">Mali</text:a></text:p>
          </table:table-cell>
          <table:table-cell office:value-type="string" calcext:value-type="string">
            <text:p>20.00</text:p>
          </table:table-cell>
          <table:table-cell table:formula="of:=[.B154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tigua-and-barbuda" xlink:type="simple">Antigua and Barbuda</text:a></text:p>
          </table:table-cell>
          <table:table-cell office:value-type="string" calcext:value-type="string">
            <text:p>19.60</text:p>
          </table:table-cell>
          <table:table-cell table:formula="of:=[.B155]" office:value-type="string" office:string-value="19.60" calcext:value-type="string">
            <text:p>1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negal" xlink:type="simple">Senegal</text:a></text:p>
          </table:table-cell>
          <table:table-cell office:value-type="string" calcext:value-type="string">
            <text:p>19.60</text:p>
          </table:table-cell>
          <table:table-cell table:formula="of:=[.B156]" office:value-type="string" office:string-value="19.60" calcext:value-type="string">
            <text:p>1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te-divoire" xlink:type="simple">Cote d'Ivoire</text:a></text:p>
          </table:table-cell>
          <table:table-cell office:value-type="string" calcext:value-type="string">
            <text:p>19.10</text:p>
          </table:table-cell>
          <table:table-cell table:formula="of:=[.B157]" office:value-type="string" office:string-value="19.10" calcext:value-type="string">
            <text:p>19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gentina" xlink:type="simple">Argentina</text:a></text:p>
          </table:table-cell>
          <table:table-cell office:value-type="string" calcext:value-type="string">
            <text:p>18.90</text:p>
          </table:table-cell>
          <table:table-cell table:formula="of:=[.B158]" office:value-type="string" office:string-value="18.90" calcext:value-type="string">
            <text:p>1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unei" xlink:type="simple">Brunei</text:a></text:p>
          </table:table-cell>
          <table:table-cell office:value-type="string" calcext:value-type="string">
            <text:p>18.50</text:p>
          </table:table-cell>
          <table:table-cell table:formula="of:=[.B159]" office:value-type="string" office:string-value="18.50" calcext:value-type="string">
            <text:p>1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dan" xlink:type="simple">Sudan</text:a></text:p>
          </table:table-cell>
          <table:table-cell office:value-type="string" calcext:value-type="string">
            <text:p>18.50</text:p>
          </table:table-cell>
          <table:table-cell table:formula="of:=[.B160]" office:value-type="string" office:string-value="18.50" calcext:value-type="string">
            <text:p>1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pua-new-guinea" xlink:type="simple">Papua New Guinea</text:a></text:p>
          </table:table-cell>
          <table:table-cell office:value-type="string" calcext:value-type="string">
            <text:p>18.40</text:p>
          </table:table-cell>
          <table:table-cell table:formula="of:=[.B161]" office:value-type="string" office:string-value="18.40" calcext:value-type="string">
            <text:p>18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os" xlink:type="simple">Laos</text:a></text:p>
          </table:table-cell>
          <table:table-cell office:value-type="string" calcext:value-type="string">
            <text:p>18.30</text:p>
          </table:table-cell>
          <table:table-cell table:formula="of:=[.B162]" office:value-type="string" office:string-value="18.30" calcext:value-type="string">
            <text:p>18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-bissau" xlink:type="simple">Guinea-Bissau</text:a></text:p>
          </table:table-cell>
          <table:table-cell office:value-type="string" calcext:value-type="string">
            <text:p>18.20</text:p>
          </table:table-cell>
          <table:table-cell table:formula="of:=[.B163]" office:value-type="string" office:string-value="18.20" calcext:value-type="string">
            <text:p>18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aiti" xlink:type="simple">Haiti</text:a></text:p>
          </table:table-cell>
          <table:table-cell office:value-type="string" calcext:value-type="string">
            <text:p>18.20</text:p>
          </table:table-cell>
          <table:table-cell table:formula="of:=[.B164]" office:value-type="string" office:string-value="18.20" calcext:value-type="string">
            <text:p>18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bodia" xlink:type="simple">Cambodia</text:a></text:p>
          </table:table-cell>
          <table:table-cell office:value-type="string" calcext:value-type="string">
            <text:p>17.90</text:p>
          </table:table-cell>
          <table:table-cell table:formula="of:=[.B165]" office:value-type="string" office:string-value="17.90" calcext:value-type="string">
            <text:p>1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gypt" xlink:type="simple">Egypt</text:a></text:p>
          </table:table-cell>
          <table:table-cell office:value-type="string" calcext:value-type="string">
            <text:p>17.90</text:p>
          </table:table-cell>
          <table:table-cell table:formula="of:=[.B166]" office:value-type="string" office:string-value="17.90" calcext:value-type="string">
            <text:p>1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amas-the" xlink:type="simple">Bahamas, The</text:a></text:p>
          </table:table-cell>
          <table:table-cell office:value-type="string" calcext:value-type="string">
            <text:p>17.60</text:p>
          </table:table-cell>
          <table:table-cell table:formula="of:=[.B167]" office:value-type="string" office:string-value="17.60" calcext:value-type="string">
            <text:p>1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bon" xlink:type="simple">Gabon</text:a></text:p>
          </table:table-cell>
          <table:table-cell office:value-type="string" calcext:value-type="string">
            <text:p>17.60</text:p>
          </table:table-cell>
          <table:table-cell table:formula="of:=[.B168]" office:value-type="string" office:string-value="17.60" calcext:value-type="string">
            <text:p>1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enya" xlink:type="simple">Kenya</text:a></text:p>
          </table:table-cell>
          <table:table-cell office:value-type="string" calcext:value-type="string">
            <text:p>17.60</text:p>
          </table:table-cell>
          <table:table-cell table:formula="of:=[.B169]" office:value-type="string" office:string-value="17.60" calcext:value-type="string">
            <text:p>1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ambia" xlink:type="simple">Zambia</text:a></text:p>
          </table:table-cell>
          <table:table-cell office:value-type="string" calcext:value-type="string">
            <text:p>17.40</text:p>
          </table:table-cell>
          <table:table-cell table:formula="of:=[.B170]" office:value-type="string" office:string-value="17.40" calcext:value-type="string">
            <text:p>17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n" xlink:type="simple">Iran</text:a></text:p>
          </table:table-cell>
          <table:table-cell office:value-type="string" calcext:value-type="string">
            <text:p>17.30</text:p>
          </table:table-cell>
          <table:table-cell table:formula="of:=[.B171]" office:value-type="string" office:string-value="17.30" calcext:value-type="string">
            <text:p>1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nin" xlink:type="simple">Benin</text:a></text:p>
          </table:table-cell>
          <table:table-cell office:value-type="string" calcext:value-type="string">
            <text:p>17.10</text:p>
          </table:table-cell>
          <table:table-cell table:formula="of:=[.B172]" office:value-type="string" office:string-value="17.10" calcext:value-type="string">
            <text:p>17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states" xlink:type="simple">United States</text:a></text:p>
          </table:table-cell>
          <table:table-cell office:value-type="string" calcext:value-type="string">
            <text:p>17.00</text:p>
          </table:table-cell>
          <table:table-cell table:formula="of:=[.B173]" office:value-type="string" office:string-value="17.00" calcext:value-type="string">
            <text:p>17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quatorial-guinea" xlink:type="simple">Equatorial Guinea</text:a></text:p>
          </table:table-cell>
          <table:table-cell office:value-type="string" calcext:value-type="string">
            <text:p>16.90</text:p>
          </table:table-cell>
          <table:table-cell table:formula="of:=[.B174]" office:value-type="string" office:string-value="16.90" calcext:value-type="string">
            <text:p>1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beria" xlink:type="simple">Liberia</text:a></text:p>
          </table:table-cell>
          <table:table-cell office:value-type="string" calcext:value-type="string">
            <text:p>16.90</text:p>
          </table:table-cell>
          <table:table-cell table:formula="of:=[.B175]" office:value-type="string" office:string-value="16.90" calcext:value-type="string">
            <text:p>1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wallis-and-futuna" xlink:type="simple">Wallis and Futuna</text:a></text:p>
          </table:table-cell>
          <table:table-cell office:value-type="string" calcext:value-type="string">
            <text:p>16.70</text:p>
          </table:table-cell>
          <table:table-cell table:formula="of:=[.B176]" office:value-type="string" office:string-value="16.70" calcext:value-type="string">
            <text:p>1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rain" xlink:type="simple">Bahrain</text:a></text:p>
          </table:table-cell>
          <table:table-cell office:value-type="string" calcext:value-type="string">
            <text:p>16.60</text:p>
          </table:table-cell>
          <table:table-cell table:formula="of:=[.B177]" office:value-type="string" office:string-value="16.60" calcext:value-type="string">
            <text:p>1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uracao" xlink:type="simple">Curacao</text:a></text:p>
          </table:table-cell>
          <table:table-cell office:value-type="string" calcext:value-type="string">
            <text:p>16.60</text:p>
          </table:table-cell>
          <table:table-cell table:formula="of:=[.B178]" office:value-type="string" office:string-value="16.60" calcext:value-type="string">
            <text:p>1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" xlink:type="simple">Guinea</text:a></text:p>
          </table:table-cell>
          <table:table-cell office:value-type="string" calcext:value-type="string">
            <text:p>16.60</text:p>
          </table:table-cell>
          <table:table-cell table:formula="of:=[.B179]" office:value-type="string" office:string-value="16.60" calcext:value-type="string">
            <text:p>1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ersey" xlink:type="simple">Jersey</text:a></text:p>
          </table:table-cell>
          <table:table-cell office:value-type="string" calcext:value-type="string">
            <text:p>16.60</text:p>
          </table:table-cell>
          <table:table-cell table:formula="of:=[.B180]" office:value-type="string" office:string-value="16.60" calcext:value-type="string">
            <text:p>1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ysia" xlink:type="simple">Malaysia</text:a></text:p>
          </table:table-cell>
          <table:table-cell office:value-type="string" calcext:value-type="string">
            <text:p>16.40</text:p>
          </table:table-cell>
          <table:table-cell table:formula="of:=[.B181]" office:value-type="string" office:string-value="16.40" calcext:value-type="string">
            <text:p>1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ussia" xlink:type="simple">Russia</text:a></text:p>
          </table:table-cell>
          <table:table-cell office:value-type="string" calcext:value-type="string">
            <text:p>16.40</text:p>
          </table:table-cell>
          <table:table-cell table:formula="of:=[.B182]" office:value-type="string" office:string-value="16.40" calcext:value-type="string">
            <text:p>1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riname" xlink:type="simple">Suriname</text:a></text:p>
          </table:table-cell>
          <table:table-cell office:value-type="string" calcext:value-type="string">
            <text:p>16.40</text:p>
          </table:table-cell>
          <table:table-cell table:formula="of:=[.B183]" office:value-type="string" office:string-value="16.40" calcext:value-type="string">
            <text:p>1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rmuda" xlink:type="simple">Bermuda</text:a></text:p>
          </table:table-cell>
          <table:table-cell office:value-type="string" calcext:value-type="string">
            <text:p>16.30</text:p>
          </table:table-cell>
          <table:table-cell table:formula="of:=[.B184]" office:value-type="string" office:string-value="16.30" calcext:value-type="string">
            <text:p>16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iwan" xlink:type="simple">Taiwan</text:a></text:p>
          </table:table-cell>
          <table:table-cell office:value-type="string" calcext:value-type="string">
            <text:p>16.00</text:p>
          </table:table-cell>
          <table:table-cell table:formula="of:=[.B185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dagascar" xlink:type="simple">Madagascar</text:a></text:p>
          </table:table-cell>
          <table:table-cell office:value-type="string" calcext:value-type="string">
            <text:p>15.90</text:p>
          </table:table-cell>
          <table:table-cell table:formula="of:=[.B186]" office:value-type="string" office:string-value="15.90" calcext:value-type="string">
            <text:p>15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undi" xlink:type="simple">Burundi</text:a></text:p>
          </table:table-cell>
          <table:table-cell office:value-type="string" calcext:value-type="string">
            <text:p>15.80</text:p>
          </table:table-cell>
          <table:table-cell table:formula="of:=[.B187]" office:value-type="string" office:string-value="15.80" calcext:value-type="string">
            <text:p>1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ngapore" xlink:type="simple">Singapore</text:a></text:p>
          </table:table-cell>
          <table:table-cell office:value-type="string" calcext:value-type="string">
            <text:p>15.70</text:p>
          </table:table-cell>
          <table:table-cell table:formula="of:=[.B188]" office:value-type="string" office:string-value="15.70" calcext:value-type="string">
            <text:p>1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hilippines" xlink:type="simple">Philippines</text:a></text:p>
          </table:table-cell>
          <table:table-cell office:value-type="string" calcext:value-type="string">
            <text:p>15.60</text:p>
          </table:table-cell>
          <table:table-cell table:formula="of:=[.B189]" office:value-type="string" office:string-value="15.60" calcext:value-type="string">
            <text:p>1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erra-leone" xlink:type="simple">Sierra Leone</text:a></text:p>
          </table:table-cell>
          <table:table-cell office:value-type="string" calcext:value-type="string">
            <text:p>15.60</text:p>
          </table:table-cell>
          <table:table-cell table:formula="of:=[.B190]" office:value-type="string" office:string-value="15.60" calcext:value-type="string">
            <text:p>1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kistan" xlink:type="simple">Pakistan</text:a></text:p>
          </table:table-cell>
          <table:table-cell office:value-type="string" calcext:value-type="string">
            <text:p>15.40</text:p>
          </table:table-cell>
          <table:table-cell table:formula="of:=[.B191]" office:value-type="string" office:string-value="15.40" calcext:value-type="string">
            <text:p>1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eroon" xlink:type="simple">Cameroon</text:a></text:p>
          </table:table-cell>
          <table:table-cell office:value-type="string" calcext:value-type="string">
            <text:p>15.30</text:p>
          </table:table-cell>
          <table:table-cell table:formula="of:=[.B192]" office:value-type="string" office:string-value="15.30" calcext:value-type="string">
            <text:p>1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nzania" xlink:type="simple">Tanzania</text:a></text:p>
          </table:table-cell>
          <table:table-cell office:value-type="string" calcext:value-type="string">
            <text:p>15.20</text:p>
          </table:table-cell>
          <table:table-cell table:formula="of:=[.B193]" office:value-type="string" office:string-value="15.20" calcext:value-type="string">
            <text:p>1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hailand" xlink:type="simple">Thailand</text:a></text:p>
          </table:table-cell>
          <table:table-cell office:value-type="string" calcext:value-type="string">
            <text:p>15.20</text:p>
          </table:table-cell>
          <table:table-cell table:formula="of:=[.B194]" office:value-type="string" office:string-value="15.20" calcext:value-type="string">
            <text:p>1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n-republic" xlink:type="simple">Dominican Republic</text:a></text:p>
          </table:table-cell>
          <table:table-cell office:value-type="string" calcext:value-type="string">
            <text:p>14.90</text:p>
          </table:table-cell>
          <table:table-cell table:formula="of:=[.B195]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echtenstein" xlink:type="simple">Liechtenstein</text:a></text:p>
          </table:table-cell>
          <table:table-cell office:value-type="string" calcext:value-type="string">
            <text:p>14.90</text:p>
          </table:table-cell>
          <table:table-cell table:formula="of:=[.B196]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aco" xlink:type="simple">Monaco</text:a></text:p>
          </table:table-cell>
          <table:table-cell office:value-type="string" calcext:value-type="string">
            <text:p>14.90</text:p>
          </table:table-cell>
          <table:table-cell table:formula="of:=[.B197]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menistan" xlink:type="simple">Turkmenistan</text:a></text:p>
          </table:table-cell>
          <table:table-cell office:value-type="string" calcext:value-type="string">
            <text:p>14.90</text:p>
          </table:table-cell>
          <table:table-cell table:formula="of:=[.B198]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entral-african-republic" xlink:type="simple">Central African Republic</text:a></text:p>
          </table:table-cell>
          <table:table-cell office:value-type="string" calcext:value-type="string">
            <text:p>14.60</text:p>
          </table:table-cell>
          <table:table-cell table:formula="of:=[.B199]" office:value-type="string" office:string-value="14.60" calcext:value-type="string">
            <text:p>14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ganda" xlink:type="simple">Uganda</text:a></text:p>
          </table:table-cell>
          <table:table-cell office:value-type="string" calcext:value-type="string">
            <text:p>14.50</text:p>
          </table:table-cell>
          <table:table-cell table:formula="of:=[.B200]" office:value-type="string" office:string-value="14.50" calcext:value-type="string">
            <text:p>1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sta-rica" xlink:type="simple">Costa Rica</text:a></text:p>
          </table:table-cell>
          <table:table-cell office:value-type="string" calcext:value-type="string">
            <text:p>14.30</text:p>
          </table:table-cell>
          <table:table-cell table:formula="of:=[.B201]" office:value-type="string" office:string-value="14.30" calcext:value-type="string">
            <text:p>1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sle-of-man" xlink:type="simple">Isle of Man</text:a></text:p>
          </table:table-cell>
          <table:table-cell office:value-type="string" calcext:value-type="string">
            <text:p>14.20</text:p>
          </table:table-cell>
          <table:table-cell table:formula="of:=[.B202]" office:value-type="string" office:string-value="14.20" calcext:value-type="string">
            <text:p>1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raguay" xlink:type="simple">Paraguay</text:a></text:p>
          </table:table-cell>
          <table:table-cell office:value-type="string" calcext:value-type="string">
            <text:p>14.20</text:p>
          </table:table-cell>
          <table:table-cell table:formula="of:=[.B203]" office:value-type="string" office:string-value="14.20" calcext:value-type="string">
            <text:p>1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thiopia" xlink:type="simple">Ethiopia</text:a></text:p>
          </table:table-cell>
          <table:table-cell office:value-type="string" calcext:value-type="string">
            <text:p>13.90</text:p>
          </table:table-cell>
          <table:table-cell table:formula="of:=[.B204]" office:value-type="string" office:string-value="13.90" calcext:value-type="string">
            <text:p>1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ri-lanka" xlink:type="simple">Sri Lanka</text:a></text:p>
          </table:table-cell>
          <table:table-cell office:value-type="string" calcext:value-type="string">
            <text:p>13.80</text:p>
          </table:table-cell>
          <table:table-cell table:formula="of:=[.B205]" office:value-type="string" office:string-value="13.80" calcext:value-type="string">
            <text:p>1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ma" xlink:type="simple">Burma</text:a></text:p>
          </table:table-cell>
          <table:table-cell office:value-type="string" calcext:value-type="string">
            <text:p>13.50</text:p>
          </table:table-cell>
          <table:table-cell table:formula="of:=[.B206]" office:value-type="string" office:string-value="13.50" calcext:value-type="string">
            <text:p>1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ad" xlink:type="simple">Chad</text:a></text:p>
          </table:table-cell>
          <table:table-cell office:value-type="string" calcext:value-type="string">
            <text:p>13.50</text:p>
          </table:table-cell>
          <table:table-cell table:formula="of:=[.B207]" office:value-type="string" office:string-value="13.50" calcext:value-type="string">
            <text:p>1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west-bank" xlink:type="simple">West Bank</text:a></text:p>
          </table:table-cell>
          <table:table-cell office:value-type="string" calcext:value-type="string">
            <text:p>13.40</text:p>
          </table:table-cell>
          <table:table-cell table:formula="of:=[.B208]" office:value-type="string" office:string-value="13.40" calcext:value-type="string">
            <text:p>1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onesia" xlink:type="simple">Indonesia</text:a></text:p>
          </table:table-cell>
          <table:table-cell office:value-type="string" calcext:value-type="string">
            <text:p>13.00</text:p>
          </table:table-cell>
          <table:table-cell table:formula="of:=[.B209]" office:value-type="string" office:string-value="13.00" calcext:value-type="string">
            <text:p>1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rea-north" xlink:type="simple">Korea, North</text:a></text:p>
          </table:table-cell>
          <table:table-cell office:value-type="string" calcext:value-type="string">
            <text:p>11.40</text:p>
          </table:table-cell>
          <table:table-cell table:formula="of:=[.B210]" office:value-type="string" office:string-value="11.40" calcext:value-type="string">
            <text:p>1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fghanistan" xlink:type="simple">Afghanistan</text:a></text:p>
          </table:table-cell>
          <table:table-cell office:value-type="string" calcext:value-type="string">
            <text:p>11.20</text:p>
          </table:table-cell>
          <table:table-cell table:formula="of:=[.B211]" office:value-type="string" office:string-value="11.20" calcext:value-type="string">
            <text:p>1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democratic-republic-of-the" xlink:type="simple">Congo, Democratic Republic of the</text:a></text:p>
          </table:table-cell>
          <table:table-cell office:value-type="string" calcext:value-type="string">
            <text:p>11.20</text:p>
          </table:table-cell>
          <table:table-cell table:formula="of:=[.B212]" office:value-type="string" office:string-value="11.20" calcext:value-type="string">
            <text:p>1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atemala" xlink:type="simple">Guatemala</text:a></text:p>
          </table:table-cell>
          <table:table-cell office:value-type="string" calcext:value-type="string">
            <text:p>10.80</text:p>
          </table:table-cell>
          <table:table-cell table:formula="of:=[.B213]" office:value-type="string" office:string-value="10.80" calcext:value-type="string">
            <text:p>1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imor-leste" xlink:type="simple">Timor-Leste</text:a></text:p>
          </table:table-cell>
          <table:table-cell office:value-type="string" calcext:value-type="string">
            <text:p>10.80</text:p>
          </table:table-cell>
          <table:table-cell table:formula="of:=[.B214]" office:value-type="string" office:string-value="10.80" calcext:value-type="string">
            <text:p>1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ngladesh" xlink:type="simple">Bangladesh</text:a></text:p>
          </table:table-cell>
          <table:table-cell office:value-type="string" calcext:value-type="string">
            <text:p>9.60</text:p>
          </table:table-cell>
          <table:table-cell table:formula="of:=[.B215]" office:value-type="string" office:string-value="9.60" calcext:value-type="string">
            <text:p>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ia" xlink:type="simple">India</text:a></text:p>
          </table:table-cell>
          <table:table-cell office:value-type="string" calcext:value-type="string">
            <text:p>9.20</text:p>
          </table:table-cell>
          <table:table-cell table:formula="of:=[.B216]" office:value-type="string" office:string-value="9.20" calcext:value-type="string">
            <text:p>9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yemen" xlink:type="simple">Yemen</text:a></text:p>
          </table:table-cell>
          <table:table-cell office:value-type="string" calcext:value-type="string">
            <text:p>9.00</text:p>
          </table:table-cell>
          <table:table-cell table:formula="of:=[.B217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uerto-rico" xlink:type="simple">Puerto Rico</text:a></text:p>
          </table:table-cell>
          <table:table-cell office:value-type="string" calcext:value-type="string">
            <text:p>8.90</text:p>
          </table:table-cell>
          <table:table-cell table:formula="of:=[.B218]" office:value-type="string" office:string-value="8.90" calcext:value-type="string">
            <text:p>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sudan" xlink:type="simple">South Sudan</text:a></text:p>
          </table:table-cell>
          <table:table-cell office:value-type="string" calcext:value-type="string">
            <text:p>8.50</text:p>
          </table:table-cell>
          <table:table-cell table:formula="of:=[.B219]" office:value-type="string" office:string-value="8.50" calcext:value-type="string">
            <text:p>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yria" xlink:type="simple">Syria</text:a></text:p>
          </table:table-cell>
          <table:table-cell office:value-type="string" calcext:value-type="string">
            <text:p>4.20</text:p>
          </table:table-cell>
          <table:table-cell table:formula="of:=[.B220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ia" xlink:type="simple">Nigeria</text:a></text:p>
          </table:table-cell>
          <table:table-cell office:value-type="string" calcext:value-type="string">
            <text:p>3.40</text:p>
          </table:table-cell>
          <table:table-cell table:formula="of:=[.B221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malia" xlink:type="simple">Somalia</text:a></text:p>
          </table:table-cell>
          <table:table-cell office:value-type="string" calcext:value-type="string">
            <text:p>2.10</text:p>
          </table:table-cell>
          <table:table-cell table:formula="of:=[.B222]" office:value-type="string" office:string-value="2.10" calcext:value-type="string">
            <text:p>2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18:50.247000000</meta:creation-date>
    <dc:date>2023-07-20T12:19:32.183000000</dc:date>
    <meta:editing-duration>PT42S</meta:editing-duration>
    <meta:editing-cycles>1</meta:editing-cycles>
    <meta:document-statistic meta:table-count="1" meta:cell-count="665" meta:object-count="0"/>
    <meta:generator>LibreOffice/6.2.4.2$Windows_X86_64 LibreOffice_project/2412653d852ce75f65fbfa83fb7e7b669a126d64</meta:generator>
  </office:meta>
</office:document-meta>
</file>